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style:font-name="Times New Roman1" fo:font-size="12pt" fo:language="en" fo:country="US"/>
    </style:style>
    <style:style style:name="P2" style:family="paragraph" style:parent-style-name="Text_20_body">
      <style:paragraph-properties fo:line-height="150%" fo:text-align="center" style:justify-single-word="false"/>
      <style:text-properties style:font-name="Times New Roman1" fo:font-size="12pt" fo:language="en" fo:country="US"/>
    </style:style>
    <style:style style:name="P3" style:family="paragraph" style:parent-style-name="Text_20_body">
      <style:paragraph-properties fo:line-height="150%" fo:text-align="center" style:justify-single-word="false"/>
    </style:style>
    <style:style style:name="P4" style:family="paragraph" style:parent-style-name="Text_20_body">
      <style:paragraph-properties fo:line-height="150%" fo:text-align="justify" style:justify-single-word="false"/>
    </style:style>
    <style:style style:name="P5" style:family="paragraph" style:parent-style-name="Text_20_body">
      <style:paragraph-properties fo:margin-left="0cm" fo:margin-right="0cm" fo:line-height="150%" fo:text-align="justify" style:justify-single-word="false" fo:text-indent="1.27cm" style:auto-text-indent="false"/>
      <style:text-properties style:font-name="Times New Roman1" fo:font-size="12pt" fo:language="en" fo:country="US"/>
    </style:style>
    <style:style style:name="T1" style:family="text">
      <style:text-properties style:font-name="Times New Roman1" fo:font-size="12pt" fo:language="en" fo:country="US"/>
    </style:style>
    <style:style style:name="T2" style:family="text">
      <style:text-properties style:font-name="Times New Roman1" fo:font-size="12pt" fo:language="en" fo:country="U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T. Ramirez                                                                                          October 1, 2018</text:p>
      <text:p text:style-name="P1">Progress Report 2</text:p>
      <text:p text:style-name="P1">Groupmates: Rein Bugnot and Francis Laboguin</text:p>
      <text:p text:style-name="P3"> </text:p>
      <text:p text:style-name="P2">Handwriting Recognition Canvas using Neural Networks</text:p>
      <text:p text:style-name="P5">Last week, the group was able to come to an agreement as to who will be in charge of the 3 aspects of the project: the neural network algorithm, the canvas and drawing algorithm, and the graphical user interface. One problem our group faced in general was that we didn’t know where to start. Hence, we met up to discuss the small steps we should take in order to achieve this project. </text:p>
      <text:p text:style-name="P4">            <text:span text:style-name="T1">As for my contribution in those discussions, I suggested that I would start researching how to check or listen if the mouse was being pressed. Also, we discussed that my small step towards making the project would be to start learning how to track the position of the mouse cursor so that when pressed the pixel RGB values at that position would become 0. Also, my task would also be to develop the canvas where the user will draw the letter or number. Given this, I began researching how to check the state of the mouse, that is if it is pressed or not. From my research I was able to find a code similar to what I needed. However, the code I found only applied to a single click. The function I needed was for either a long press or a click. Hence, I started to modify the code I had found. The code had utilized the command </text:span><text:span text:style-name="T2">getkeystate. </text:span><text:span text:style-name="T1">Moreover, I noticed that the function it was located in was only a one time run. Hence, in order to meet the necessities of the project, I put this command in a loop so that it would keep checking the state. Admittedly, the code I ended up with still needs polishing but given that, it is a first step. This week, I will focus my effort on polishing this code and learning how to make a canvas on C++. I will most likely begin learning how to make the canvas by learning first how to make shapes. </text:span></text:p>
      <text:p text:style-name="P4">            <text:span text:style-name="T1">Our group as a whole needs to work on the assigned tasks so that each aspect will come together at the end. Having said this, the group needs to start planning how to integrate all of the aspects of the project code-wise. That is, how to integrate a GUI, that contains a drawing canvas and a neural network algorith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is Laboguin</meta:initial-creator>
    <meta:creation-date>2018-11-05T11:01:27.57</meta:creation-date>
    <meta:document-statistic meta:table-count="0" meta:image-count="0" meta:object-count="0" meta:page-count="1" meta:paragraph-count="8" meta:word-count="409" meta:character-count="2301"/>
    <dc:date>2018-11-05T11:01:54.81</dc:date>
    <dc:creator>Francis Laboguin</dc:creator>
    <meta:editing-duration>PT27S</meta:editing-duration>
    <meta:editing-cycles>1</meta:editing-cycles>
    <meta:generator>OpenOffice/4.1.5$Win32 OpenOffice.org_project/415m1$Build-9789</meta:generator>
  </office:meta>
</office:document-meta>
</file>